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aj miłość Twa,</text:span><text:span text:style-name="T1"><text:line-break/></text:span><text:span text:style-name="T1">jak potężna fala</text:span><text:span text:style-name="T1"><text:line-break/></text:span><text:span text:style-name="T1">Spłynie tu</text:span><text:span text:style-name="T1"><text:line-break/></text:span><text:span text:style-name="T1">przez łaski Twej zdrój.</text:span><text:span text:style-name="T1"><text:line-break/></text:span><text:span text:style-name="T1">Chryste dotknij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6:45:51</meta:creation-date>
    <dc:date>2015-04-13T23:23:46.875000000</dc:date>
    <dc:language>pl-PL</dc:language>
    <meta:editing-cycles>5</meta:editing-cycles>
    <meta:editing-duration>PT1M1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